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72pt" style:font-size-asian="72pt" style:font-size-complex="7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2">Quad Trees</text:span></text:p>
      <text:p text:style-name="P1"><text:span text:style-name="T2"/></text:p>
      <text:p text:style-name="P1"><text:span text:style-name="T2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Solitar</meta:initial-creator>
    <meta:creation-date>2016-05-01T16:02:29.49</meta:creation-date>
    <dc:date>2016-05-01T16:03:38.58</dc:date>
    <dc:creator>Alan Solitar</dc:creator>
    <meta:editing-duration>PT1M9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2" meta:character-count="12"/>
  </office:meta>
</office:document-meta>
</file>